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P10" style:family="paragraph" style:parent-style-name="Standard">
      <style:text-properties officeooo:rsid="003114e3" officeooo:paragraph-rsid="003114e3"/>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b3826"/>
    </style:style>
    <style:style style:name="T6" style:family="text">
      <style:text-properties officeooo:rsid="001b7129"/>
    </style:style>
    <style:style style:name="T7" style:family="text">
      <style:text-properties officeooo:rsid="001c3f85"/>
    </style:style>
    <style:style style:name="T8" style:family="text">
      <style:text-properties officeooo:rsid="001de6ed"/>
    </style:style>
    <style:style style:name="T9" style:family="text">
      <style:text-properties officeooo:rsid="001f969b"/>
    </style:style>
    <style:style style:name="T10" style:family="text">
      <style:text-properties officeooo:rsid="0022a494"/>
    </style:style>
    <style:style style:name="T11" style:family="text">
      <style:text-properties fo:color="#c9211e" loext:opacity="100%" officeooo:rsid="00273e6f"/>
    </style:style>
    <style:style style:name="T12" style:family="text">
      <style:text-properties fo:color="#c9211e" loext:opacity="100%" officeooo:rsid="0027908e"/>
    </style:style>
    <style:style style:name="T13" style:family="text">
      <style:text-properties fo:color="#c9211e" loext:opacity="100%" officeooo:rsid="0027fa4f"/>
    </style:style>
    <style:style style:name="T14" style:family="text">
      <style:text-properties officeooo:rsid="002e6e27"/>
    </style:style>
    <style:style style:name="T15" style:family="text">
      <style:text-properties fo:color="#00a933" loext:opacity="100%"/>
    </style:style>
    <style:style style:name="T16" style:family="text">
      <style:text-properties fo:color="#00a933" loext:opacity="100%" officeooo:rsid="00211566"/>
    </style:style>
    <style:style style:name="T17" style:family="text">
      <style:text-properties fo:color="#00a933" loext:opacity="100%" officeooo:rsid="002d3c84"/>
    </style:style>
    <style:style style:name="T18" style:family="text">
      <style:text-properties fo:color="#00a933" loext:opacity="100%" officeooo:rsid="002ccf47"/>
    </style:style>
    <style:style style:name="T19" style:family="text">
      <style:text-properties fo:color="#00a933" loext:opacity="100%" officeooo:rsid="0017284e"/>
    </style:style>
    <style:style style:name="T20" style:family="text">
      <style:text-properties fo:color="#00a933" loext:opacity="100%" officeooo:rsid="00312bfe"/>
    </style:style>
    <style:style style:name="T21" style:family="text">
      <style:text-properties fo:color="#00a933" loext:opacity="100%" officeooo:rsid="00331b2a"/>
    </style:style>
    <style:style style:name="T22" style:family="text">
      <style:text-properties fo:color="#00a933" loext:opacity="100%" officeooo:rsid="001c3f85"/>
    </style:style>
    <style:style style:name="T23" style:family="text">
      <style:text-properties fo:color="#00a933" loext:opacity="100%" officeooo:rsid="001b7129"/>
    </style:style>
    <style:style style:name="T24" style:family="text">
      <style:text-properties officeooo:rsid="0034ea7c"/>
    </style:style>
    <style:style style:name="T25" style:family="text">
      <style:text-properties officeooo:rsid="003754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0"><text:span text:style-name="T15">Les erreurs en vert sont signalées à l’utilisateur.</text:span> Les autres sont prises en compte par le programme mais ne sont pas signalées.</text:p>
      <text:p text:style-name="P6"/>
      <text:p text:style-name="P1"/>
      <text:p text:style-name="P1">1. Erreurs sur un coureur : catégorie, …</text:p>
      <text:p text:style-name="P1"><text:tab/><text:span text:style-name="T25">190 : au moins un dossard non encore imprimé (pour avertissement)</text:span></text:p>
      <text:p text:style-name="P1"/>
      <text:p text:style-name="P1">2. Erreurs <text:span text:style-name="T9">concernant les</text:span> temps :</text:p>
      <text:p text:style-name="P1"><text:tab/><text:span text:style-name="T2">201 : erreur addArriveeTemps</text:span></text:p>
      <text:p text:style-name="P1"><text:tab/><text:span text:style-name="T16">2</text:span><text:span text:style-name="T17">11</text:span><text:span text:style-name="T16"> : le dossard a un temps négatif </text:span><text:span text:style-name="T18">(pourrait survenir lors d’un changement de catégorie en cours de course… etc...</text:span></text:p>
      <text:p text:style-name="P1"/>
      <text:p text:style-name="P3">3. Traitement du fichier smartphone <text:span text:style-name="T9">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9">321 : Il y a un (des) chrono(s) inutilisé(s) juste avant le dossard</text:span></text:p>
      <text:p text:style-name="P4"><text:tab/><text:span text:style-name="T9">331 : Pas assez de temps saisis pour le(s) dernier(s) dossards : on leur affecte le dernier temps.</text:span></text:p>
      <text:p text:style-name="P4"/>
      <text:p text:style-name="P8">4. Erreurs concernant le traitement des dossards <text:span text:style-name="T7">passant la ligne d’arrivée</text:span> :</text:p>
      <text:p text:style-name="P9"><text:tab/><text:span text:style-name="T15">401 : </text:span><text:span text:style-name="T19">dossard ayant déjà passé la ligne d’arrivée (</text:span><text:span text:style-name="T20">cela ne </text:span><text:span text:style-name="T19">peut </text:span><text:span text:style-name="T20">plus</text:span><text:span text:style-name="T19"> arriver lors d’une erreur de communication entre le smartphone et le serveur : </text:span><text:span text:style-name="T21">UID de communication unique utilisé</text:span><text:span text:style-name="T19">).</text:span><text:span text:style-name="T11"> </text:span><text:span text:style-name="T12">Peut survenir lors de l’usage d’un deuxième smartphone. Les fonctions métiers ne doivent pas provoquer d’erreur et ignorer le deuxième passage. </text:span><text:span text:style-name="T13">Une suppression ne devrait ôter que la première occurrence, ce qui permettra de corriger une erreur depuis l’interface. La deuxième occurrence sera prise en compte si la première est supprimée, etc....</text:span></text:p>
      <text:p text:style-name="P3"><text:tab/><text:span text:style-name="T5">411 : numéro de dossard incorrect (n’existe pas : trop grand ou nul ou négatif).</text:span></text:p>
      <text:p text:style-name="P5"><text:tab/><text:span text:style-name="T23">421 : dossard d’un dispensé ou d’un absent.</text:span><text:span text:style-name="T6"> </text:span><text:span text:style-name="T11">=&gt; le bouton de correction doit renvoyer vers la fiche de la classe-catégorie afin de changer le status absent-dispensé en présent.</text:span></text:p>
      <text:p text:style-name="P3"><text:span text:style-name="T15"><text:tab/></text:span><text:span text:style-name="T22">431 : la course n’a pas commencé pour ce dossard</text:span><text:span text:style-name="T7"> </text:span><text:span text:style-name="T11">=&gt; le bouton de correction doit renvoyer vers la fiche du participant pour permettre de le changer de catégorie.</text:span></text:p>
      <text:p text:style-name="P3"><text:tab/><text:span text:style-name="T10">441 : impossible de supprimer un dossard des arrivées. Il n’a pas encore passé la ligne.</text:span></text:p>
      <text:p text:style-name="P3"><text:tab/><text:span text:style-name="T14">551 : ligne déjà transférée sur le serveur. Ligne ignorée.</text:span></text:p>
      <text:p text:style-name="P3"><text:tab/><text:span text:style-name="T8">499 : dossard précédent celui à insérer non trouvé : cela ne devrait pas arriver avec l’interface graphique.</text:span></text:p>
      <text:p text:style-name="P3"><text:tab/><text:span text:style-name="T24">601 : gestion des piques. Le premier dossard de la pique n’a pas été transféré. L’ordinateur doit indiquer que le dossard n°x est en attente d’être scanné (ou ajouté manuellement) par le smartphone principal.</text:span></text:p>
      <text:p text:style-name="P7"><text:tab/>999. Erreur non référencée.</text:p>
      <text:p text:style-name="P3"/>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Lacroix</meta:initial-creator>
    <meta:creation-date>2022-06-17T14:58:56.173000000</meta:creation-date>
    <dc:date>2024-10-03T22:16:36.025000000</dc:date>
    <dc:creator>Olivier Lacroix</dc:creator>
    <meta:editing-duration>PT4H3M59S</meta:editing-duration>
    <meta:editing-cycles>38</meta:editing-cycles>
    <meta:generator>LibreOffice/7.5.5.2$Windows_X86_64 LibreOffice_project/ca8fe7424262805f223b9a2334bc7181abbcbf5e</meta:generator>
    <meta:document-statistic meta:table-count="0" meta:image-count="0" meta:object-count="0" meta:page-count="1" meta:paragraph-count="24" meta:word-count="404" meta:character-count="2449" meta:non-whitespace-character-count="2052"/>
  </office:meta>
</office:document-meta>
</file>